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asdfasdfasdfasfasfasf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 LibreOffice_project/7bcb35dc3024a62dea0caee87020152d1ee96e71</meta:generator>
    <dc:date>2019-07-26T14:57:41.497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</office:meta>
</office:document-meta>
</file>